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47000000667724615AFE6449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e23e" officeooo:paragraph-rsid="000de23e"/>
    </style:style>
    <style:style style:name="P2" style:family="paragraph" style:parent-style-name="Standard">
      <style:text-properties fo:font-size="15pt" fo:font-weight="bold" officeooo:rsid="000de23e" officeooo:paragraph-rsid="000de23e" style:font-size-asian="15pt" style:font-weight-asian="bold" style:font-size-complex="15pt" style:font-weight-complex="bold"/>
    </style:style>
    <style:style style:name="P3" style:family="paragraph" style:parent-style-name="Standard">
      <style:text-properties fo:font-size="15pt" fo:font-weight="bold" officeooo:rsid="000fc65d" officeooo:paragraph-rsid="000fc65d" style:font-size-asian="15pt" style:font-weight-asian="bold" style:font-size-complex="15pt" style:font-weight-complex="bold"/>
    </style:style>
    <style:style style:name="P4" style:family="paragraph" style:parent-style-name="Standard">
      <style:text-properties fo:font-size="20pt" fo:font-weight="bold" officeooo:rsid="000de23e" officeooo:paragraph-rsid="000de23e" style:font-size-asian="17.5pt" style:font-weight-asian="bold" style:font-size-complex="20pt" style:font-weight-complex="bold"/>
    </style:style>
    <style:style style:name="T1" style:family="text">
      <style:text-properties officeooo:rsid="000fc65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4">IE 310-Programming Assignment 1</text:p>
      <text:p text:style-name="P4">YUNUS KARDAŞ</text:p>
      <text:p text:style-name="P2"/>
      <text:p text:style-name="P2"/>
      <text:p text:style-name="P3">Problem Description and Solution:</text:p>
      <text:p text:style-name="P1"/>
      <text:p text:style-name="P1">The problem is profit efficiency i line with volume and this my code solves this problem. Firstly, the program reads the file and sorts datas that is given inthe file in line with r1 that is equal to profit / volume. After sorting process, the program finds total profit and which objects selected, <text:span text:style-name="T1">and writes the output a file.</text:span></text:p>
      <text:p text:style-name="P1"/>
      <text:p text:style-name="P2">Data 1:</text:p>
      <text:p text:style-name="P1"/>
      <text:p text:style-name="P1">TOTAL PROFIT: 36</text:p>
      <text:p text:style-name="P1">INPUT LIST: [(9, 2), (4, 1), (8, 3), (5, 2), (4, 2), (6, 5)]</text:p>
      <text:p text:style-name="P1"/>
      <text:p text:style-name="P2">Data 2:</text:p>
      <text:p text:style-name="P1"/>
      <text:p text:style-name="P1">TOTAL PROFIT: 53</text:p>
      <text:p text:style-name="P1">INPUT LIST: [(10, 2), (6, 4), (10, 7), (6, 5), (4, 4), (4, 4), (5, 6), (8, 15)]</text:p>
      <text:p text:style-name="P1"/>
      <text:p text:style-name="P2">Data 3:</text:p>
      <text:p text:style-name="P1"/>
      <text:p text:style-name="P1">TOTAL PROFIT: 171</text:p>
      <text:p text:style-name="P1">INPUT LIST: [(17, 4), (6, 2), (19, 7), (13, 5), (6, 3), (17, 12), (20, 15), (10, 8), (16, 13), (6, 6), (13, 13), (10, 10), (14, 16), (4, 9)]</text:p>
      <text:p text:style-name="P1"/>
      <text:p text:style-name="P3">How to Run:</text:p>
      <text:p text:style-name="P3"/>
      <text:p text:style-name="P3"><draw:frame draw:style-name="fr1" draw:name="Image1" text:anchor-type="paragraph" svg:x="0cm" svg:y="0.212cm" svg:width="17cm" svg:height="2.066cm" draw:z-index="0"><draw:image xlink:href="Pictures/1000020100000347000000667724615AFE6449E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1T15:39:41.053490173</meta:creation-date>
    <dc:date>2020-02-21T15:59:34.713149935</dc:date>
    <meta:editing-duration>PT9M43S</meta:editing-duration>
    <meta:editing-cycles>1</meta:editing-cycles>
    <meta:generator>LibreOffice/6.0.7.3$Linux_X86_64 LibreOffice_project/00m0$Build-3</meta:generator>
    <meta:document-statistic meta:table-count="0" meta:image-count="1" meta:object-count="0" meta:page-count="1" meta:paragraph-count="14" meta:word-count="149" meta:character-count="764" meta:non-whitespace-character-count="629"/>
  </office:meta>
</office:document-meta>
</file>